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 syntaxe AGAM se base sur ces principes :</text:p>
      <text:p text:style-name="Standard"/>
      <text:p text:style-name="Standard">1. Structure de base :</text:p>
      <text:p text:style-name="Standard">```gma</text:p>
      <text:p text:style-name="Standard">BASE [NOM-BASE]</text:p>
      <text:p text:style-name="Standard"><text:s text:c="4"/>[CONTENU]</text:p>
      <text:p text:style-name="Standard">FIN BASE</text:p>
      <text:p text:style-name="Standard">```</text:p>
      <text:p text:style-name="Standard"/>
      <text:p text:style-name="Standard">2. Mots-clés militaires :</text:p>
      <text:p text:style-name="Standard">- MISSION : Définit une fonction</text:p>
      <text:p text:style-name="Standard">- ORDRE DE BATAILLE : Bloc principal d'exécution</text:p>
      <text:p text:style-name="Standard">- MANOEUVRE : Boucle</text:p>
      <text:p text:style-name="Standard">- SI CIBLE : Condition</text:p>
      <text:p text:style-name="Standard">- RAPPORT : Sortie/affichage</text:p>
      <text:p text:style-name="Standard">- MUNITION : Variable</text:p>
      <text:p text:style-name="Standard">- FORMATION : Tableau</text:p>
      <text:p text:style-name="Standard">- STRATEGIE : Structure de données</text:p>
      <text:p text:style-name="Standard">- RETRAITE : Retour de valeur</text:p>
      <text:p text:style-name="Standard">- ASSAUT : Addition</text:p>
      <text:p text:style-name="Standard">- REPLI : Soustraction</text:p>
      <text:p text:style-name="Standard">- RECONNAISSANCE : Longueur/taille</text:p>
      <text:p text:style-name="Standard">- VERIFICATION : Comparaison</text:p>
      <text:p text:style-name="Standard">- FUSION : Concaténation</text:p>
      <text:p text:style-name="Standard">- SURVEILLANCE : Lecture</text:p>
      <text:p text:style-name="Standard">- EXTRACTION : Récupération d'élément</text:p>
      <text:p text:style-name="Standard">- DEPLOIEMENT : Ajout d'élémen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4:40:03.003000000</meta:creation-date>
    <dc:date>2025-02-24T14:42:36.852000000</dc:date>
    <meta:editing-duration>PT2M35S</meta:editing-duration>
    <meta:editing-cycles>1</meta:editing-cycles>
    <meta:document-statistic meta:table-count="0" meta:image-count="0" meta:object-count="0" meta:page-count="1" meta:paragraph-count="25" meta:word-count="106" meta:character-count="609" meta:non-whitespace-character-count="524"/>
    <meta:generator>LibreOffice/24.8.4.2$Windows_X86_64 LibreOffice_project/bb3cfa12c7b1bf994ecc5649a80400d06cd71002</meta:generator>
  </office:meta>
</office:document-meta>
</file>